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list-style-name="WW8Num1"/>
    <style:style style:name="P2" style:family="paragraph" style:parent-style-name="Standard">
      <style:paragraph-properties fo:margin-left="0.635cm" fo:margin-right="0cm" fo:text-indent="0cm" style:auto-text-indent="false"/>
    </style:style>
    <style:style style:name="P3" style:family="paragraph" style:parent-style-name="Standard">
      <style:paragraph-properties fo:margin-left="0.635cm" fo:margin-right="0cm" fo:text-indent="0cm" style:auto-text-indent="false"/>
      <style:text-properties fo:font-size="16pt" fo:font-weight="bold" style:font-size-asian="16pt" style:font-weight-asian="bold" style:font-size-complex="16pt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6pt" fo:font-weight="bold" style:font-name-asian="Times New Roman" style:font-size-asian="16pt" style:font-weight-asian="bold" style:font-size-complex="16pt"/>
    </style:style>
    <style:style style:name="T3" style:family="text">
      <style:text-properties fo:color="#0000ff" fo:font-size="16pt" fo:font-weight="bold" style:font-name-asian="Times New Roman" style:font-size-asian="16pt" style:font-weight-asian="bold" style:font-size-complex="16pt"/>
    </style:style>
    <style:style style:name="T4" style:family="text">
      <style:text-properties fo:color="#0000ff"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T5" style:family="text">
      <style:text-properties style:font-name="新細明體" fo:font-size="16pt" fo:font-weight="bold" style:font-size-asian="16pt" style:font-weight-asian="bold" style:font-name-complex="新細明體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<text:s/></text:span><text:span text:style-name="T4">工程五館國際會議廳「空調系統」操作方式</text:span></text:p>
      <text:list xml:id="list2291250574299531395" text:style-name="WW8Num1">
        <text:list-item>
          <text:p text:style-name="P1"><text:span text:style-name="T1">面對舞台左邊房間牆壁上空調系統　：</text:span></text:p>
        </text:list-item>
      </text:list>
      <text:p text:style-name="P2"><text:span text:style-name="T1">《配電盤》。</text:span></text:p>
      <text:list xml:id="list155755556904682" text:continue-numbering="true" text:style-name="WW8Num1">
        <text:list-item>
          <text:p text:style-name="P1"><text:span text:style-name="T1">開啟空調系統時、請按鈕按下</text:span><text:span text:style-name="T2"> </text:span><text:span text:style-name="T1">:</text:span></text:p>
        </text:list-item>
      </text:list>
      <text:p text:style-name="P3">『紅燈』，</text:p>
      <text:list xml:id="list155754390153896" text:continue-numbering="true" text:style-name="WW8Num1">
        <text:list-item>
          <text:p text:style-name="P1"><text:span text:style-name="T1">關閉空調系統時、請按鈕按下:</text:span></text:p>
        </text:list-item>
      </text:list>
      <text:p text:style-name="P3">『綠燈』。</text:p>
      <text:list xml:id="list155755437775584" text:continue-numbering="true" text:style-name="WW8Num1">
        <text:list-item>
          <text:p text:style-name="P1"><text:span text:style-name="T1">國際會議廳空調系統：</text:span></text:p>
        </text:list-item>
      </text:list>
      <text:p text:style-name="P2"><text:span text:style-name="T1">中央溫度控制、此無法於面板上調整溫度(管路較長、場地寬廣、剛起動開始溫度較慢循環</text:span><text:span text:style-name="T5">)。</text:span></text:p>
      <text:list xml:id="list155754842515049" text:continue-numbering="true" text:style-name="WW8Num1">
        <text:list-item>
          <text:p text:style-name="P1"><text:span text:style-name="T1">確定空調正常運轉自行檢測方式</text:span><text:span text:style-name="T2"> </text:span><text:span text:style-name="T1">: </text:span></text:p>
        </text:list-item>
      </text:list>
      <text:p text:style-name="P2"><text:span text:style-name="T1">對舞台左右兩側牆壁上白色出風口；倘若空調冷氣異常，通知『工學院』技術員處理。</text:span></text:p>
      <text:list xml:id="list155754392468747" text:continue-numbering="true" text:style-name="WW8Num1">
        <text:list-item>
          <text:p text:style-name="P1"><text:span text:style-name="T5">使用完</text:span><text:span text:style-name="T1">國際會議廳</text:span><text:span text:style-name="T5">請關閉</text:span><text:span text:style-name="T1">空調系統時按鈕按下:</text:span></text:p>
        </text:list-item>
      </text:list>
      <text:p text:style-name="P2"><text:span text:style-name="T1">『綠燈』</text:span><text:span text:style-name="T5">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WW8Num1z0" style:family="text">
      <style:text-properties fo:font-size="16pt" fo:font-weight="bold" style:font-size-asian="16pt" style:font-weight-asian="bold" style:font-size-complex="16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20pt" style:font-size-asian="2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預設段落字型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2cm" fo:text-indent="-0.82cm" fo:margin-left="0.82cm"/>
        </style:list-level-properties>
      </text:list-level-style-number>
      <text:list-level-style-number text:level="2" text:style-name="WW8Num2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2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2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us</meta:initial-creator>
    <meta:creation-date>2011-08-10T14:39:00</meta:creation-date>
    <dc:creator>linus</dc:creator>
    <dc:date>2014-12-23T16:48:00</dc:date>
    <meta:print-date>2011-08-11T07:53:00</meta:print-date>
    <meta:editing-cycles>15</meta:editing-cycles>
    <meta:editing-duration>PT1H45M</meta:editing-duration>
    <meta:document-statistic meta:table-count="0" meta:image-count="0" meta:object-count="0" meta:page-count="1" meta:paragraph-count="13" meta:word-count="216" meta:character-count="227" meta:non-whitespace-character-count="222"/>
    <meta:generator>LibreOffice/5.1.4.2$Windows_x86 LibreOffice_project/f99d75f39f1c57ebdd7ffc5f42867c12031db97a</meta:generator>
  </office:meta>
</office:document-meta>
</file>